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800000089545C03E2D61B3164.png" manifest:media-type="image/png"/>
  <manifest:file-entry manifest:full-path="Pictures/100000000000029D000001FE408F149D9AB3B83E.png" manifest:media-type="image/png"/>
  <manifest:file-entry manifest:full-path="Pictures/10000000000004A700000087ED3F446F04143922.png" manifest:media-type="image/png"/>
  <manifest:file-entry manifest:full-path="Pictures/10000000000004A5000000BD36BC12A9F5C2BB8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T1" style:family="text">
      <style:text-properties officeooo:rsid="0022e004"/>
    </style:style>
    <style:style style:name="T2" style:family="text">
      <style:text-properties officeooo:rsid="00256d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0<text:span text:style-name="T2">8</text:span></text:p>
      <text:p text:style-name="P2"/>
      <text:p text:style-name="P1"><draw:frame draw:style-name="fr1" draw:name="Figura1" text:anchor-type="paragraph" svg:width="17cm" svg:height="8.036cm" draw:z-index="0"><draw:image xlink:href="Pictures/100000000000029D000001FE408F149D9AB3B83E.png" xlink:type="simple" xlink:show="embed" xlink:actuate="onLoad"/></draw:frame></text:p>
      <text:p text:style-name="P1"><draw:frame draw:style-name="fr1" draw:name="Figura2" text:anchor-type="paragraph" svg:width="17cm" svg:height="2.014cm" draw:z-index="1"><draw:image xlink:href="Pictures/10000000000004A800000089545C03E2D61B3164.png" xlink:type="simple" xlink:show="embed" xlink:actuate="onLoad"/></draw:frame></text:p>
      <text:p text:style-name="P1"><draw:frame draw:style-name="fr1" draw:name="Figura3" text:anchor-type="paragraph" svg:width="17cm" svg:height="1.953cm" draw:z-index="2"><draw:image xlink:href="Pictures/10000000000004A700000087ED3F446F04143922.png" xlink:type="simple" xlink:show="embed" xlink:actuate="onLoad"/></draw:frame></text:p>
      <text:p text:style-name="P1"><draw:frame draw:style-name="fr1" draw:name="Figura4" text:anchor-type="paragraph" svg:width="17cm" svg:height="2.822cm" draw:z-index="3"><draw:image xlink:href="Pictures/10000000000004A5000000BD36BC12A9F5C2BB8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6T12:13:55.005000000</dc:date>
    <meta:editing-duration>PT3H53M12S</meta:editing-duration>
    <meta:editing-cycles>28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1" meta:word-count="2" meta:character-count="8" meta:non-whitespace-character-count="7"/>
  </office:meta>
</office:document-meta>
</file>